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"/>
    <style:font-face style:name="var colab-code-font-family" svg:font-family="'var colab-code-font-family'"/>
  </office:font-face-decls>
  <office:automatic-styles>
    <style:style style:name="P1" style:family="paragraph" style:parent-style-name="Standard">
      <style:text-properties fo:font-weight="normal" officeooo:rsid="001fc269" officeooo:paragraph-rsid="0021aedb" style:font-weight-asian="normal" style:font-weight-complex="normal"/>
    </style:style>
    <style:style style:name="P2" style:family="paragraph" style:parent-style-name="Standard">
      <style:text-properties officeooo:paragraph-rsid="001fc269"/>
    </style:style>
    <style:style style:name="P3" style:family="paragraph" style:parent-style-name="Standard">
      <style:text-properties style:text-position="0% 100%" fo:font-size="14pt" fo:font-weight="bold" officeooo:rsid="001fc269" officeooo:paragraph-rsid="0024ef8d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position="0% 100%" fo:font-size="14pt" fo:font-weight="bold" officeooo:rsid="00289e25" officeooo:paragraph-rsid="00289e25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position="0% 100%" fo:font-size="12pt" fo:font-weight="normal" officeooo:rsid="001fc269" officeooo:paragraph-rsid="0024ef8d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289e25" officeooo:paragraph-rsid="00289e2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4pt" fo:font-weight="bold" officeooo:rsid="001fc269" officeooo:paragraph-rsid="0021aed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fc269" officeooo:paragraph-rsid="001fc269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officeooo:paragraph-rsid="001fc269" style:font-size-asian="14pt" style:font-size-complex="14pt"/>
    </style:style>
    <style:style style:name="P10" style:family="paragraph" style:parent-style-name="Standard">
      <style:text-properties fo:font-size="12pt" fo:font-weight="normal" officeooo:rsid="0028fdce" officeooo:paragraph-rsid="0028fdce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paragraph-rsid="0028fdce" style:font-size-asian="12pt" style:font-size-complex="12pt"/>
    </style:style>
    <style:style style:name="P12" style:family="paragraph" style:parent-style-name="Standard">
      <style:text-properties fo:font-size="12pt" fo:font-weight="bold" officeooo:paragraph-rsid="002aab1d" style:font-size-asian="12pt" style:font-size-complex="12pt"/>
    </style:style>
    <style:style style:name="P13" style:family="paragraph" style:parent-style-name="Standard">
      <style:text-properties fo:font-size="12pt" fo:font-weight="bold" officeooo:rsid="0028fdce" officeooo:paragraph-rsid="0028fdce" style:font-size-asian="12pt" style:font-weight-asian="bold" style:font-size-complex="12pt" style:font-weight-complex="bold"/>
    </style:style>
    <style:style style:name="T1" style:family="text">
      <style:text-properties officeooo:rsid="0021aedb"/>
    </style:style>
    <style:style style:name="T2" style:family="text">
      <style:text-properties officeooo:rsid="0023d353"/>
    </style:style>
    <style:style style:name="T3" style:family="text">
      <style:text-properties fo:font-weight="bold" officeooo:rsid="001fc269" style:font-weight-asian="bold" style:font-weight-complex="bold"/>
    </style:style>
    <style:style style:name="T4" style:family="text">
      <style:text-properties officeooo:rsid="0024ef8d"/>
    </style:style>
    <style:style style:name="T5" style:family="text">
      <style:text-properties fo:font-variant="normal" fo:text-transform="none" fo:color="#212121" loext:opacity="100%" style:font-name="monospace" fo:font-size="10.5pt" fo:letter-spacing="normal" fo:font-style="normal"/>
    </style:style>
    <style:style style:name="T6" style:family="text">
      <style:text-properties fo:color="#000000" loext:opacity="100%" style:font-name="monospace1" fo:font-weight="normal" fo:background-color="#f7f7f7" loext:char-shading-value="0"/>
    </style:style>
    <style:style style:name="T7" style:family="text">
      <style:text-properties fo:color="#000000" loext:opacity="100%" style:font-name="monospace1" fo:font-size="10.5pt" fo:font-weight="normal" fo:background-color="#f7f7f7" loext:char-shading-value="0"/>
    </style:style>
    <style:style style:name="T8" style:family="text">
      <style:text-properties fo:color="#116644" loext:opacity="100%"/>
    </style:style>
    <style:style style:name="T9" style:family="text">
      <style:text-properties fo:color="#116644" loext:opacity="100%" style:font-name="monospace1" fo:font-weight="normal" fo:background-color="#f7f7f7" loext:char-shading-value="0"/>
    </style:style>
    <style:style style:name="T10" style:family="text">
      <style:text-properties fo:color="#116644" loext:opacity="100%" style:font-name="monospace1" fo:font-weight="normal" officeooo:rsid="0028fdce" fo:background-color="#f7f7f7" loext:char-shading-value="0"/>
    </style:style>
    <style:style style:name="T11" style:family="text">
      <style:text-properties fo:color="#116644" loext:opacity="100%" style:font-name="monospace1" fo:font-weight="normal" officeooo:rsid="002a245b" fo:background-color="#f7f7f7" loext:char-shading-value="0"/>
    </style:style>
    <style:style style:name="T12" style:family="text">
      <style:text-properties fo:color="#116644" loext:opacity="100%" style:font-name="monospace1" fo:font-size="10.5pt" fo:font-weight="normal" fo:background-color="#f7f7f7" loext:char-shading-value="0"/>
    </style:style>
    <style:style style:name="T13" style:family="text">
      <style:text-properties fo:color="#116644" loext:opacity="100%" style:font-name="monospace1" fo:font-size="10.5pt" fo:font-weight="normal" officeooo:rsid="0028fdce" fo:background-color="#f7f7f7" loext:char-shading-value="0"/>
    </style:style>
    <style:style style:name="T14" style:family="text">
      <style:text-properties fo:color="#116644" loext:opacity="100%" style:font-name="monospace1" fo:font-size="10.5pt" fo:font-weight="normal" officeooo:rsid="002a245b" fo:background-color="#f7f7f7" loext:char-shading-value="0"/>
    </style:style>
    <style:style style:name="T15" style:family="text">
      <style:text-properties officeooo:rsid="0028fdc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with cross and lr 2e-5 wd 1e-4 bs 64 nincs benne a lung 218</text:span></text:p>
      <text:p text:style-name="Standard">Epoch 1:</text:p>
      <text:p text:style-name="Standard"><text:s text:c="2"/>Train Loss: 0.5005526859026689</text:p>
      <text:p text:style-name="Standard"><text:s text:c="2"/>Validation Loss: 0.46607424105916706</text:p>
      <text:p text:style-name="Standard"><text:s text:c="2"/>Validation Accuracy: 0.8036117381489842</text:p>
      <text:p text:style-name="Standard"><text:s text:c="2"/>Validation Precision: 0.7785016286644951</text:p>
      <text:p text:style-name="Standard"><text:s text:c="2"/>Validation Recall: 0.6927536231884058</text:p>
      <text:p text:style-name="Standard"><text:s text:c="2"/>Validation F1: 0.7331288343558283</text:p>
      <text:p text:style-name="Standard">Epoch 2:</text:p>
      <text:p text:style-name="Standard"><text:s text:c="2"/>Train Loss: 0.45419569932497467</text:p>
      <text:p text:style-name="Standard"><text:s text:c="2"/>Validation Loss: 0.46884220625673023</text:p>
      <text:p text:style-name="Standard"><text:s text:c="2"/>Validation Accuracy: 0.7979683972911964</text:p>
      <text:p text:style-name="Standard"><text:s text:c="2"/>Validation Precision: 0.7626582278481012</text:p>
      <text:p text:style-name="Standard"><text:s text:c="2"/>Validation Recall: 0.6985507246376812</text:p>
      <text:p text:style-name="Standard"><text:s text:c="2"/>Validation F1: 0.7291981845688351</text:p>
      <text:p text:style-name="Standard">Epoch 3:</text:p>
      <text:p text:style-name="Standard"><text:s text:c="2"/>Train Loss: 0.4422783998342661</text:p>
      <text:p text:style-name="Standard"><text:s text:c="2"/>Validation Loss: 0.4710823489086969</text:p>
      <text:p text:style-name="Standard"><text:s text:c="2"/>Validation Accuracy: 0.8002257336343115</text:p>
      <text:p text:style-name="Standard"><text:s text:c="2"/>Validation Precision: 0.7658227848101266</text:p>
      <text:p text:style-name="Standard"><text:s text:c="2"/>Validation Recall: 0.7014492753623188</text:p>
      <text:p text:style-name="Standard"><text:s text:c="2"/>Validation F1: 0.7322239031770046</text:p>
      <text:p text:style-name="Standard">Epoch 4:</text:p>
      <text:p text:style-name="Standard"><text:s text:c="2"/>Train Loss: 0.440548024727748</text:p>
      <text:p text:style-name="Standard"><text:s text:c="2"/>Validation Loss: 0.4600785012756075</text:p>
      <text:p text:style-name="Standard"><text:s text:c="2"/>Validation Accuracy: 0.7957110609480813</text:p>
      <text:p text:style-name="Standard"><text:s text:c="2"/>Validation Precision: 0.75625</text:p>
      <text:p text:style-name="Standard"><text:s text:c="2"/>Validation Recall: 0.7014492753623188</text:p>
      <text:p text:style-name="Standard"><text:s text:c="2"/>Validation F1: 0.7278195488721804</text:p>
      <text:p text:style-name="P8">with weighted loss and lr 1e-4 wd 1e-4 bs 64 nincs benne a lung 218</text:p>
      <text:p text:style-name="P2"/>
      <text:p text:style-name="Standard">Epoch 1:</text:p>
      <text:p text:style-name="Standard"><text:s text:c="2"/>Train Loss: 0.5515925283615406</text:p>
      <text:p text:style-name="Standard"><text:s text:c="2"/>Validation Loss: 0.5140549221209118</text:p>
      <text:p text:style-name="Standard"><text:s text:c="2"/>Validation Accuracy: 0.7979683972911964</text:p>
      <text:p text:style-name="Standard"><text:s text:c="2"/>Validation Precision: 0.8143939393939394</text:p>
      <text:p text:style-name="Standard"><text:s text:c="2"/>Validation Recall: 0.6231884057971014</text:p>
      <text:p text:style-name="Standard"><text:s text:c="2"/>Validation F1: 0.7060755336617406</text:p>
      <text:p text:style-name="Standard">Epoch 2:</text:p>
      <text:p text:style-name="Standard"><text:s text:c="2"/>Train Loss: 0.4781436755106999</text:p>
      <text:p text:style-name="Standard"><text:s text:c="2"/>Validation Loss: 0.479890376329422</text:p>
      <text:p text:style-name="Standard"><text:s text:c="2"/>Validation Accuracy: 0.7968397291196389</text:p>
      <text:p text:style-name="Standard"><text:s text:c="2"/>Validation Precision: 0.7554179566563467</text:p>
      <text:p text:style-name="Standard"><text:s text:c="2"/>Validation Recall: 0.7072463768115942</text:p>
      <text:p text:style-name="Standard"><text:s text:c="2"/>Validation F1: 0.7305389221556885</text:p>
      <text:p text:style-name="Standard">Epoch 3:</text:p>
      <text:p text:style-name="Standard"><text:s text:c="2"/>Train Loss: 0.47322339323850776</text:p>
      <text:p text:style-name="Standard"><text:s text:c="2"/>Validation Loss: 0.4789467879704067</text:p>
      <text:p text:style-name="Standard"><text:s text:c="2"/>Validation Accuracy: 0.7923250564334086</text:p>
      <text:p text:style-name="Standard"><text:s text:c="2"/>Validation Precision: 0.7146666666666667</text:p>
      <text:p text:style-name="Standard"><text:s text:c="2"/>Validation Recall: 0.7768115942028986</text:p>
      <text:p text:style-name="Standard"><text:s text:c="2"/>Validation F1: 0.7444444444444444</text:p>
      <text:p text:style-name="Standard"><text:soft-page-break/>Epoch 4:</text:p>
      <text:p text:style-name="Standard"><text:s text:c="2"/>Train Loss: 0.46248958385907685</text:p>
      <text:p text:style-name="Standard"><text:s text:c="2"/>Validation Loss: 0.4786752590111324</text:p>
      <text:p text:style-name="Standard"><text:s text:c="2"/>Validation Accuracy: 0.7945823927765236</text:p>
      <text:p text:style-name="Standard"><text:s text:c="2"/>Validation Precision: 0.7538940809968847</text:p>
      <text:p text:style-name="Standard"><text:s text:c="2"/>Validation Recall: 0.7014492753623188</text:p>
      <text:p text:style-name="Standard"><text:s text:c="2"/>Validation F1: 0.7267267267267268</text:p>
      <text:p text:style-name="Standard"/>
      <text:p text:style-name="P7">with <text:span text:style-name="T2">cross </text:span>loss and lr <text:span text:style-name="T2">3</text:span>e-<text:span text:style-name="T1">5</text:span> wd 1e-4 bs 64 nincs benne a lung 218</text:p>
      <text:p text:style-name="P1"/>
      <text:p text:style-name="P1">Epoch 1:</text:p>
      <text:p text:style-name="P1"><text:s text:c="2"/>Train Loss: 0.5170174410709968</text:p>
      <text:p text:style-name="P1"><text:s text:c="2"/>Validation Loss: 0.4607263718332563</text:p>
      <text:p text:style-name="P1"><text:s text:c="2"/>Validation Accuracy: 0.7945823927765236</text:p>
      <text:p text:style-name="P1"><text:s text:c="2"/>Validation Precision: 0.770764119601329</text:p>
      <text:p text:style-name="P1"><text:s text:c="2"/>Validation Recall: 0.672463768115942</text:p>
      <text:p text:style-name="P1"><text:s text:c="2"/>Validation F1: 0.718266253869969</text:p>
      <text:p text:style-name="P1">Epoch 2:</text:p>
      <text:p text:style-name="P1"><text:s text:c="2"/>Train Loss: 0.4497342710311596</text:p>
      <text:p text:style-name="P1"><text:s text:c="2"/>Validation Loss: 0.4575015242610659</text:p>
      <text:p text:style-name="P1"><text:s text:c="2"/>Validation Accuracy: 0.7979683972911964</text:p>
      <text:p text:style-name="P1"><text:s text:c="2"/>Validation Precision: 0.7660256410256411</text:p>
      <text:p text:style-name="P1"><text:s text:c="2"/>Validation Recall: 0.6927536231884058</text:p>
      <text:p text:style-name="P1"><text:s text:c="2"/>Validation F1: 0.7275494672754947</text:p>
      <text:p text:style-name="P1">Epoch 3:</text:p>
      <text:p text:style-name="P1"><text:s text:c="2"/>Train Loss: 0.43259548797057223</text:p>
      <text:p text:style-name="P1"><text:s text:c="2"/>Validation Loss: 0.4680224763495581</text:p>
      <text:p text:style-name="P1"><text:s text:c="2"/>Validation Accuracy: 0.809255079006772</text:p>
      <text:p text:style-name="P1"><text:s text:c="2"/>Validation Precision: 0.8013698630136986</text:p>
      <text:p text:style-name="P1"><text:s text:c="2"/>Validation Recall: 0.6782608695652174</text:p>
      <text:p text:style-name="P1"><text:s text:c="2"/>Validation F1: 0.7346938775510204</text:p>
      <text:p text:style-name="P1">Epoch 4:</text:p>
      <text:p text:style-name="P1"><text:s text:c="2"/>Train Loss: 0.4289275050163269</text:p>
      <text:p text:style-name="P1"><text:s text:c="2"/>Validation Loss: 0.45542406822953907</text:p>
      <text:p text:style-name="P1"><text:s text:c="2"/>Validation Accuracy: 0.7979683972911964</text:p>
      <text:p text:style-name="P1"><text:s text:c="2"/>Validation Precision: 0.7530487804878049</text:p>
      <text:p text:style-name="P1"><text:s text:c="2"/>Validation Recall: 0.7159420289855073</text:p>
      <text:p text:style-name="P1"><text:s text:c="2"/>Validation F1: 0.7340267459138187</text:p>
      <text:p text:style-name="P1">Epoch 5:</text:p>
      <text:p text:style-name="P1"><text:s text:c="2"/>Train Loss: 0.42077324940608096</text:p>
      <text:p text:style-name="P1"><text:s text:c="2"/>Validation Loss: 0.46378748757498606</text:p>
      <text:p text:style-name="P1"><text:s text:c="2"/>Validation Accuracy: 0.7990970654627539</text:p>
      <text:p text:style-name="P1"><text:s text:c="2"/>Validation Precision: 0.7634069400630915</text:p>
      <text:p text:style-name="P1"><text:s text:c="2"/>Validation Recall: 0.7014492753623188</text:p>
      <text:p text:style-name="P1"><text:s text:c="2"/>Validation F1: 0.7311178247734139</text:p>
      <text:p text:style-name="P1"/>
      <text:p text:style-name="P3">with <text:span text:style-name="T2">cross </text:span>loss and lr <text:span text:style-name="T2">3</text:span>e-<text:span text:style-name="T1">5</text:span> wd 1e-4 bs 64 <text:s/>benne <text:span text:style-name="T4">van</text:span> a lung 218</text:p>
      <text:p text:style-name="P3"/>
      <text:p text:style-name="P5">Epoch 1:</text:p>
      <text:p text:style-name="P5"><text:s text:c="2"/>Train Loss: 0.5123737368619803</text:p>
      <text:p text:style-name="P5"><text:s text:c="2"/>Validation Loss: 0.42411917249361675</text:p>
      <text:p text:style-name="P5"><text:s text:c="2"/>Validation Accuracy: 0.8188888888888889</text:p>
      <text:p text:style-name="P5"><text:soft-page-break/><text:s text:c="2"/>Validation Precision: 0.8082191780821918</text:p>
      <text:p text:style-name="P5"><text:s text:c="2"/>Validation Recall: 0.6880466472303207</text:p>
      <text:p text:style-name="P5"><text:s text:c="2"/>Validation F1: 0.7433070866141733</text:p>
      <text:p text:style-name="P5"/>
      <text:p text:style-name="P5">Epoch 2:</text:p>
      <text:p text:style-name="P5"><text:s text:c="2"/>Train Loss: 0.45654238399231073</text:p>
      <text:p text:style-name="P5"><text:s text:c="2"/>Validation Loss: 0.41674253940582273</text:p>
      <text:p text:style-name="P5"><text:s text:c="2"/>Validation Accuracy: 0.8122222222222222</text:p>
      <text:p text:style-name="P5"><text:s text:c="2"/>Validation Precision: 0.7919463087248322</text:p>
      <text:p text:style-name="P5"><text:s text:c="2"/>Validation Recall: 0.6880466472303207</text:p>
      <text:p text:style-name="P5"><text:s text:c="2"/>Validation F1: 0.7363494539781591</text:p>
      <text:p text:style-name="P6"/>
      <text:p text:style-name="P5">Epoch 3:</text:p>
      <text:p text:style-name="P5"><text:s text:c="2"/>Train Loss: 0.44419560558868176</text:p>
      <text:p text:style-name="P5"><text:s text:c="2"/>Validation Loss: 0.43342047234376274</text:p>
      <text:p text:style-name="P5"><text:s text:c="2"/>Validation Accuracy: 0.8033333333333333</text:p>
      <text:p text:style-name="P5"><text:s text:c="2"/>Validation Precision: 0.7106598984771574</text:p>
      <text:p text:style-name="P5"><text:s text:c="2"/>Validation Recall: 0.8163265306122449</text:p>
      <text:p text:style-name="P5"><text:s text:c="2"/>Validation F1: 0.7598371777476255</text:p>
      <text:p text:style-name="P5"/>
      <text:p text:style-name="P5">Epoch 4:</text:p>
      <text:p text:style-name="P5"><text:s text:c="2"/>Train Loss: 0.435773410580375</text:p>
      <text:p text:style-name="P5"><text:s text:c="2"/>Validation Loss: 0.45496325492858886</text:p>
      <text:p text:style-name="P5"><text:s text:c="2"/>Validation Accuracy: 0.8011111111111111</text:p>
      <text:p text:style-name="P5"><text:s text:c="2"/>Validation Precision: 0.7455089820359282</text:p>
      <text:p text:style-name="P5"><text:s text:c="2"/>Validation Recall: 0.7259475218658892</text:p>
      <text:p text:style-name="P5"><text:s text:c="2"/>Validation F1: 0.7355982274741506</text:p>
      <text:p text:style-name="P5"/>
      <text:p text:style-name="P4">cross entropy whole dataset epoch=7, lr=3e-5, wd=2e-4, bs=64</text:p>
      <text:p text:style-name="P4"/>
      <text:p text:style-name="P6"><text:span text:style-name="T5">Epoch 1:</text:span></text:p>
      <text:p text:style-name="P6"><text:span text:style-name="T5"><text:s text:c="2"/>Train Loss: 0.499584926348744</text:span></text:p>
      <text:p text:style-name="P6"><text:span text:style-name="T5"><text:s text:c="2"/>Validation Loss: 0.4493514041105906</text:span></text:p>
      <text:p text:style-name="P6"><text:span text:style-name="T5"><text:s text:c="2"/>Validation Accuracy: 0.81</text:span></text:p>
      <text:p text:style-name="P6"><text:span text:style-name="T5"><text:s text:c="2"/>Validation Precision: 0.7793696275071633</text:span></text:p>
      <text:p text:style-name="P6"><text:span text:style-name="T5"><text:s text:c="2"/>Validation Recall: 0.7431693989071039</text:span></text:p>
      <text:p text:style-name="P6"><text:span text:style-name="T5"><text:s text:c="2"/>Validation F1: 0.7608391608391608</text:span></text:p>
      <text:p text:style-name="P6"><text:span text:style-name="T5"/></text:p>
      <text:p text:style-name="P6"><text:span text:style-name="T5">Epoch 2:</text:span></text:p>
      <text:p text:style-name="P6"><text:span text:style-name="T5"><text:s text:c="2"/>Train Loss: 0.45905483085097687</text:span></text:p>
      <text:p text:style-name="P6"><text:span text:style-name="T5"><text:s text:c="2"/>Validation Loss: 0.4487490117549896</text:span></text:p>
      <text:p text:style-name="P6"><text:span text:style-name="T5"><text:s text:c="2"/>Validation Accuracy: 0.8077777777777778</text:span></text:p>
      <text:p text:style-name="P6"><text:span text:style-name="T5"><text:s text:c="2"/>Validation Precision: 0.7749287749287749</text:span></text:p>
      <text:p text:style-name="P6"><text:span text:style-name="T5"><text:s text:c="2"/>Validation Recall: 0.7431693989071039</text:span></text:p>
      <text:p text:style-name="P6"><text:span text:style-name="T5"><text:s text:c="2"/>Validation F1: 0.7587168758716876</text:span></text:p>
      <text:p text:style-name="P6"><text:span text:style-name="T5"/></text:p>
      <text:p text:style-name="P6"><text:span text:style-name="T5">Epoch 3:</text:span></text:p>
      <text:p text:style-name="P6"><text:span text:style-name="T5"><text:s text:c="2"/>Train Loss: 0.4411816488612782</text:span></text:p>
      <text:p text:style-name="P6"><text:span text:style-name="T5"><text:s text:c="2"/>Validation Loss: 0.4316218852996826</text:span></text:p>
      <text:p text:style-name="P6"><text:span text:style-name="T5"><text:s text:c="2"/>Validation Accuracy: 0.8088888888888889</text:span></text:p>
      <text:p text:style-name="P6"><text:span text:style-name="T5"><text:s text:c="2"/>Validation Precision: 0.7724719101123596</text:span></text:p>
      <text:p text:style-name="P6"><text:span text:style-name="T5"><text:s text:c="2"/>Validation Recall: 0.7513661202185792</text:span></text:p>
      <text:p text:style-name="P6"><text:span text:style-name="T5"><text:s text:c="2"/>Validation F1: 0.7617728531855957</text:span></text:p>
      <text:p text:style-name="P6"><text:span text:style-name="T5"/></text:p>
      <text:p text:style-name="P6"><text:span text:style-name="T5">Epoch 4:</text:span></text:p>
      <text:p text:style-name="P6"><text:soft-page-break/><text:span text:style-name="T5"><text:s text:c="2"/>Train Loss: 0.4363429401860093</text:span></text:p>
      <text:p text:style-name="P6"><text:span text:style-name="T5"><text:s text:c="2"/>Validation Loss: 0.44034459789594016</text:span></text:p>
      <text:p text:style-name="P6"><text:span text:style-name="T5"><text:s text:c="2"/>Validation Accuracy: 0.8022222222222222</text:span></text:p>
      <text:p text:style-name="P6"><text:span text:style-name="T5"><text:s text:c="2"/>Validation Precision: 0.8112582781456954</text:span></text:p>
      <text:p text:style-name="P6"><text:span text:style-name="T5"><text:s text:c="2"/>Validation Recall: 0.6693989071038251</text:span></text:p>
      <text:p text:style-name="P6"><text:span text:style-name="T5"><text:s text:c="2"/>Validation F1: 0.7335329341317365</text:span></text:p>
      <text:p text:style-name="P6"><text:span text:style-name="T5"/></text:p>
      <text:p text:style-name="P6"><text:span text:style-name="T5">Epoch 5:</text:span></text:p>
      <text:p text:style-name="P6"><text:span text:style-name="T5"><text:s text:c="2"/>Train Loss: 0.42394971779801627</text:span></text:p>
      <text:p text:style-name="P6"><text:span text:style-name="T5"><text:s text:c="2"/>Validation Loss: 0.45916128555933633</text:span></text:p>
      <text:p text:style-name="P6"><text:span text:style-name="T5"><text:s text:c="2"/>Validation Accuracy: 0.79</text:span></text:p>
      <text:p text:style-name="P6"><text:span text:style-name="T5"><text:s text:c="2"/>Validation Precision: 0.8127208480565371</text:span></text:p>
      <text:p text:style-name="P6"><text:span text:style-name="T5"><text:s text:c="2"/>Validation Recall: 0.6284153005464481</text:span></text:p>
      <text:p text:style-name="P6"><text:span text:style-name="T5"><text:s text:c="2"/>Validation F1: 0.7087827426810478</text:span></text:p>
      <text:p text:style-name="P6"><text:span text:style-name="T5"/></text:p>
      <text:p text:style-name="P6"><text:span text:style-name="T5">Epoch 6:</text:span></text:p>
      <text:p text:style-name="P6"><text:span text:style-name="T5"><text:s text:c="2"/>Train Loss: 0.41560986705801706</text:span></text:p>
      <text:p text:style-name="P6"><text:span text:style-name="T5"><text:s text:c="2"/>Validation Loss: 0.44194637835025785</text:span></text:p>
      <text:p text:style-name="P6"><text:span text:style-name="T5"><text:s text:c="2"/>Validation Accuracy: 0.7944444444444444</text:span></text:p>
      <text:p text:style-name="P6"><text:span text:style-name="T5"><text:s text:c="2"/>Validation Precision: 0.7506925207756233</text:span></text:p>
      <text:p text:style-name="P6"><text:span text:style-name="T5"><text:s text:c="2"/>Validation Recall: 0.7404371584699454</text:span></text:p>
      <text:p text:style-name="P6"><text:span text:style-name="T5"><text:s text:c="2"/>Validation F1: 0.7455295735900964</text:span></text:p>
      <text:p text:style-name="P6"><text:span text:style-name="T5"/></text:p>
      <text:p text:style-name="P6"><text:span text:style-name="T5">Epoch 7:</text:span></text:p>
      <text:p text:style-name="P6"><text:span text:style-name="T5"><text:s text:c="2"/>Train Loss: 0.4008474006797328</text:span></text:p>
      <text:p text:style-name="P6"><text:span text:style-name="T5"><text:s text:c="2"/>Validation Loss: 0.4445951332648595</text:span></text:p>
      <text:p text:style-name="P6"><text:span text:style-name="T5"><text:s text:c="2"/>Validation Accuracy: 0.7977777777777778</text:span></text:p>
      <text:p text:style-name="P6"><text:span text:style-name="T5"><text:s text:c="2"/>Validation Precision: 0.7822085889570553</text:span></text:p>
      <text:p text:style-name="P6"><text:span text:style-name="T5"><text:s text:c="2"/>Validation Recall: 0.6967213114754098</text:span></text:p>
      <text:p text:style-name="P6"><text:span text:style-name="T5"><text:s text:c="2"/>Validation F1: 0.7369942196531792</text:span></text:p>
      <text:p text:style-name="P6"><text:span text:style-name="T5"/></text:p>
      <text:p text:style-name="Standard">Test Loss: 0.4615578254063924</text:p>
      <text:p text:style-name="Standard">Test Accuracy: 0.7735849056603774</text:p>
      <text:p text:style-name="Standard">Test Precision: 0.7445482866043613</text:p>
      <text:p text:style-name="Standard">Test Recall: 0.6620498614958449</text:p>
      <text:p text:style-name="Standard">Test F1: 0.7008797653958945</text:p>
      <text:p text:style-name="Standard"/>
      <text:p text:style-name="P12"><text:span text:style-name="T15">bs=64, </text:span><text:span text:style-name="T6">num_epochs = </text:span><text:span text:style-name="T9">7, </text:span><text:span text:style-name="T6">learning_rate = </text:span><text:span text:style-name="T9">2e-5, </text:span><text:span text:style-name="T6">weight_decay = </text:span><text:span text:style-name="T9">3e-4,</text:span><text:span text:style-name="T10"> AdamW, </text:span><text:span text:style-name="T11">StepLR</text:span></text:p>
      <text:p text:style-name="Standard"/>
      <text:p text:style-name="Standard">Epoch 1:</text:p>
      <text:p text:style-name="Standard"><text:s text:c="2"/>Train Loss: 0.44519587990009424</text:p>
      <text:p text:style-name="Standard"><text:s text:c="2"/>Validation Loss: 0.5031834701697032</text:p>
      <text:p text:style-name="Standard"><text:s text:c="2"/>Validation Accuracy: 0.7944444444444444</text:p>
      <text:p text:style-name="Standard"><text:s text:c="2"/>Validation Precision: 0.7865168539325843</text:p>
      <text:p text:style-name="Standard"><text:s text:c="2"/>Validation Recall: 0.621301775147929</text:p>
      <text:p text:style-name="Standard"><text:s text:c="2"/>Validation F1: 0.6942148760330578</text:p>
      <text:p text:style-name="Standard"/>
      <text:p text:style-name="Standard">Epoch 2:</text:p>
      <text:p text:style-name="Standard"><text:s text:c="2"/>Train Loss: 0.43670621378855273</text:p>
      <text:p text:style-name="Standard"><text:s text:c="2"/>Validation Loss: 0.4607324242591858</text:p>
      <text:p text:style-name="Standard"><text:s text:c="2"/>Validation Accuracy: 0.7988888888888889</text:p>
      <text:p text:style-name="Standard"><text:s text:c="2"/>Validation Precision: 0.7223796033994334</text:p>
      <text:p text:style-name="Standard"><text:s text:c="2"/>Validation Recall: 0.7544378698224852</text:p>
      <text:p text:style-name="Standard"><text:s text:c="2"/>Validation F1: 0.7380607814761215</text:p>
      <text:p text:style-name="Standard"/>
      <text:p text:style-name="Standard"><text:soft-page-break/>Epoch 3:</text:p>
      <text:p text:style-name="Standard"><text:s text:c="2"/>Train Loss: 0.42551373171083856</text:p>
      <text:p text:style-name="Standard"><text:s text:c="2"/>Validation Loss: 0.4441918889681498</text:p>
      <text:p text:style-name="Standard"><text:s text:c="2"/>Validation Accuracy: 0.7788888888888889</text:p>
      <text:p text:style-name="Standard"><text:s text:c="2"/>Validation Precision: 0.7907949790794979</text:p>
      <text:p text:style-name="Standard"><text:s text:c="2"/>Validation Recall: 0.5591715976331361</text:p>
      <text:p text:style-name="Standard"><text:s text:c="2"/>Validation F1: 0.6551126516464472</text:p>
      <text:p text:style-name="Standard"/>
      <text:p text:style-name="Standard">Epoch 4:</text:p>
      <text:p text:style-name="Standard"><text:s text:c="2"/>Train Loss: 0.41105386208404193</text:p>
      <text:p text:style-name="Standard"><text:s text:c="2"/>Validation Loss: 0.4449521799882253</text:p>
      <text:p text:style-name="Standard"><text:s text:c="2"/>Validation Accuracy: 0.8044444444444444</text:p>
      <text:p text:style-name="Standard"><text:s text:c="2"/>Validation Precision: 0.7425149700598802</text:p>
      <text:p text:style-name="Standard"><text:s text:c="2"/>Validation Recall: 0.7337278106508875</text:p>
      <text:p text:style-name="Standard"><text:s text:c="2"/>Validation F1: 0.7380952380952381</text:p>
      <text:p text:style-name="P11">Early stopping at epoch 5</text:p>
      <text:p text:style-name="P11"/>
      <text:p text:style-name="P10">Test Loss: 0.47705430785814923</text:p>
      <text:p text:style-name="P10">Test Accuracy: 0.781354051054384</text:p>
      <text:p text:style-name="P10">Test Precision: 0.6916666666666667</text:p>
      <text:p text:style-name="P10">Test Recall: 0.7432835820895523</text:p>
      <text:p text:style-name="P10">Test F1: 0.7165467625899281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"/>
    <style:font-face style:name="var colab-code-font-family" svg:font-family="'var colab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05:39:01.123264708</meta:creation-date>
    <dc:date>2024-05-27T08:47:47.492757415</dc:date>
    <meta:editing-duration>PT3M45S</meta:editing-duration>
    <meta:editing-cycles>1</meta:editing-cycles>
    <meta:document-statistic meta:table-count="0" meta:image-count="0" meta:object-count="0" meta:page-count="5" meta:paragraph-count="213" meta:word-count="674" meta:character-count="7254" meta:non-whitespace-character-count="6456"/>
    <meta:generator>LibreOffice/7.3.7.2$Linux_X86_64 LibreOffice_project/30$Build-2</meta:generator>
  </office:meta>
</office:document-meta>
</file>